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luation of the Team and the entire project<text:line-break/></text:h>
      <text:p text:style-name="Text_20_body"><text:span text:style-name="T1">How did the team perform as a whole, and how could that have been improved?</text:span><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ade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p text:style-name="P1">How could the project have been improved?</text:p>
      <text:p text:style-name="P2">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p text:style-name="P1">What were the most important lessons learned about software projects and about working in teams?</text:p>
      <text:p text:style-name="P2">This project has taught the team many things about working in teams and working on software projects. Some of the most important lessons learnt included:</text:p>
      <text:p text:style-name="P2"/>
      <text:list xml:id="list6558648083148193658" text:style-name="L1">
        <text:list-item>
          <text:p text:style-name="P3">The importance of keeping decent note-taking</text:p>
        </text:list-item>
        <text:list-item>
          <text:p text:style-name="P3">knowing the strengths and weaknesses of team members abilities</text:p>
        </text:list-item>
        <text:list-item>
          <text:p text:style-name="P3">decent version control, including knowledge on how to us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9:22:19.58</meta:creation-date>
    <dc:date>2013-02-17T17:52:15.81</dc:date>
    <meta:editing-duration>PT22H29M52S</meta:editing-duration>
    <meta:editing-cycles>7</meta:editing-cycles>
    <meta:generator>OpenOffice.org/3.4.1$Win32 OpenOffice.org_project/341m1$Build-9593</meta:generator>
    <meta:document-statistic meta:table-count="0" meta:image-count="0" meta:object-count="0" meta:page-count="1" meta:paragraph-count="13" meta:word-count="431" meta:character-count="2443"/>
  </office:meta>
</office:document-meta>
</file>